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#fff200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fff2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200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ENDÊNCIAS:<text:line-break/><text:line-break/><text:s/></text:span><text:span text:style-name="T2">- Eliminar a busca por Largura;</text:span></text:p>
      <text:p text:style-name="P1"><text:span text:style-name="T3">- Alterar as entradas final e inicial como PARÂMETRO</text:span></text:p>
      <text:p text:style-name="P1"><text:span text:style-name="T3">- Printar graficamente o resultado</text:span></text:p>
      <text:p text:style-name="P1"><text:span text:style-name="T4">- Alterar a leitura de CSV para TXT</text:span></text:p>
      <text:p text:style-name="P1"><text:span text:style-name="T5">- Alterar a definição de tamanho da matriz(deve ser identificada durante a leitura do txt</text:span></text:p>
      <text:p text:style-name="P1"><text:span text:style-name="T6">- testar parametrização</text:span></text:p>
      <text:p text:style-name="P1"><text:span text:style-name="T7">- Remover lógica diagonal</text:span></text:p>
      <text:p text:style-name="P1"><text:span text:style-name="T8">- ENTENDER O CÓDIGO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